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1B30001FB910001828A2813D4F5.wmf" manifest:media-type=""/>
  <manifest:file-entry manifest:full-path="Pictures/10000000000000080000000804AD4E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1" style:family="table">
      <style:table-properties style:width="13.234cm" table:align="center" style:writing-mode="lr-tb"/>
    </style:style>
    <style:style style:name="Tabell1.A" style:family="table-column">
      <style:table-column-properties style:column-width="3.697cm"/>
    </style:style>
    <style:style style:name="Tabell1.B" style:family="table-column">
      <style:table-column-properties style:column-width="2.858cm"/>
    </style:style>
    <style:style style:name="Tabell1.C" style:family="table-column">
      <style:table-column-properties style:column-width="3.314cm"/>
    </style:style>
    <style:style style:name="Tabell1.D" style:family="table-column">
      <style:table-column-properties style:column-width="3.366cm"/>
    </style:style>
    <style:style style:name="Tabell1.1" style:family="table-row">
      <style:table-row-properties fo:keep-together="auto"/>
    </style:style>
    <style:style style:name="Tabell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2" style:family="table">
      <style:table-properties style:width="12.959cm" table:align="center" style:writing-mode="lr-tb"/>
    </style:style>
    <style:style style:name="Tabell2.A" style:family="table-column">
      <style:table-column-properties style:column-width="2.577cm"/>
    </style:style>
    <style:style style:name="Tabell2.B" style:family="table-column">
      <style:table-column-properties style:column-width="3.674cm"/>
    </style:style>
    <style:style style:name="Tabell2.C" style:family="table-column">
      <style:table-column-properties style:column-width="0.254cm"/>
    </style:style>
    <style:style style:name="Tabell2.D" style:family="table-column">
      <style:table-column-properties style:column-width="0.162cm"/>
    </style:style>
    <style:style style:name="Tabell2.E" style:family="table-column">
      <style:table-column-properties style:column-width="2.822cm"/>
    </style:style>
    <style:style style:name="Tabell2.F" style:family="table-column">
      <style:table-column-properties style:column-width="3.47cm"/>
    </style:style>
    <style:style style:name="Tabell2.1" style:family="table-row">
      <style:table-row-properties fo:keep-together="auto"/>
    </style:style>
    <style:style style:name="Tabell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ashed #000000" style:writing-mode="lr-tb"/>
    </style:style>
    <style:style style:name="Tabell2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Lucida Calligraphy" style:font-name-complex="Lucida Calligraphy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24pt" fo:font-weight="bold" style:font-size-asian="24pt" style:font-weight-asian="bold" style:font-name-complex="Arial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fo:color="#000000" style:font-name="Arial" style:text-underline-style="dotted" style:text-underline-width="auto" style:text-underline-color="font-color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style:text-underline-style="dotted" style:text-underline-width="auto" style:text-underline-color="font-color" fo:font-weight="bold" style:font-weight-asian="bold" style:font-name-complex="Arial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99cc00" style:font-name="Lucida Calligraphy" style:font-name-complex="Lucida Calligraphy"/>
    </style:style>
    <style:style style:name="P12" style:family="paragraph" style:parent-style-name="Standard">
      <style:text-properties fo:color="#99cc00" style:font-name="Lucida Calligraphy" fo:font-size="24pt" fo:font-weight="bold" style:font-size-asian="24pt" style:font-weight-asian="bold" style:font-name-complex="Lucida Calligraphy" style:font-size-complex="24pt"/>
    </style:style>
    <style:style style:name="P13" style:family="paragraph" style:parent-style-name="Standard">
      <style:text-properties fo:color="#99cc00" style:font-name="Lucida Calligraphy" fo:font-weight="bold" style:font-weight-asian="bold" style:font-name-complex="Lucida Calligraphy"/>
    </style:style>
    <style:style style:name="P14" style:family="paragraph" style:parent-style-name="Standard">
      <style:paragraph-properties fo:text-align="center" style:justify-single-word="false"/>
      <style:text-properties fo:color="#99cc00" style:font-name="Lucida Calligraphy" fo:font-weight="bold" style:font-weight-asian="bold" style:font-name-complex="Lucida Calligraphy"/>
    </style:style>
    <style:style style:name="P15" style:family="paragraph" style:parent-style-name="Standard">
      <style:paragraph-properties fo:text-align="center" style:justify-single-word="false"/>
      <style:text-properties fo:color="#99cc00" style:font-name="Arial" fo:font-weight="bold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fo:color="#99cc00" style:font-name="Arial" style:text-underline-style="dotted" style:text-underline-width="auto" style:text-underline-color="font-color" fo:font-weight="bold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99cc00" style:font-name="Arial" style:text-underline-style="dotted" style:text-underline-width="auto" style:text-underline-color="font-color" fo:font-weight="bold" style:font-weight-asian="bold" style:font-name-complex="Arial"/>
    </style:style>
    <style:style style:name="P18" style:family="paragraph" style:parent-style-name="Standard" style:master-page-name="Standard">
      <style:paragraph-properties fo:margin-left="-1.27cm" fo:margin-right="-2.413cm" fo:text-indent="0cm" style:auto-text-indent="false" style:page-number="auto"/>
      <style:text-properties fo:language="none" fo:country="none" style:language-asian="none" style:country-asian="non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48pt" style:font-size-asian="48pt" style:font-name-complex="Arial" style:font-size-complex="48pt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Lucida Calligraphy" style:font-name-complex="Lucida Calligraphy"/>
    </style:style>
    <style:style style:name="T5" style:family="text">
      <style:text-properties fo:color="#99cc00"/>
    </style:style>
    <style:style style:name="T6" style:family="text">
      <style:text-properties fo:color="#99cc00" style:font-name="Lucida Calligraphy" fo:font-size="48pt" style:font-size-asian="48pt" style:font-name-complex="Lucida Calligraphy" style:font-size-complex="4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style:text-underline-style="dotted" style:text-underline-width="auto" style:text-underline-color="font-color" style:font-size-asian="16pt" style:font-size-complex="16pt"/>
    </style:style>
    <style:style style:name="T9" style:family="text">
      <style:text-properties style:text-underline-style="dotte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 xlink:href="Pictures/10000000000000080000000804AD4EC9.png" xlink:type="simple" xlink:actuate="onLoad" draw:opacity="100%"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Ram1" text:anchor-type="char" svg:x="1.905cm" svg:y="2.223cm" svg:width="13.335cm" svg:height="21.114cm" draw:z-index="0"><draw:text-box><text:p text:style-name="P1"><text:span text:style-name="T2">AKTIEBREV</text:span><text:span text:style-name="T6"><text:line-break/></text:span><text:span text:style-name="T3">HEMBUD</text:span><text:span text:style-name="T4"><text:line-break/></text:span></text:p><text:p text:style-name="P2"/><table:table table:name="Tabell1" table:style-name="Tabell1"><table:table-column table:style-name="Tabell1.A"/><table:table-column table:style-name="Tabell1.B"/><table:table-column table:style-name="Tabell1.C"/><table:table-column table:style-name="Tabell1.D"/><table:table-row table:style-name="Tabell1.1"><table:table-cell table:style-name="Tabell1.A1" office:value-type="string"><text:p text:style-name="P3">Aktie nr.</text:p></table:table-cell><table:table-cell table:style-name="Tabell1.A1" office:value-type="string"><text:p text:style-name="P3">Antal</text:p></table:table-cell><table:table-cell table:style-name="Tabell1.A1" office:value-type="string"><text:p text:style-name="P3">Kvotvärde</text:p></table:table-cell><table:table-cell table:style-name="Tabell1.A1" office:value-type="string"><text:p text:style-name="P3">Aktieslag</text:p></table:table-cell></table:table-row><table:table-row table:style-name="Tabell1.1"><table:table-cell table:style-name="Tabell1.A1" office:value-type="string"><text:p text:style-name="P3">917 2/3 – 1000</text:p></table:table-cell><table:table-cell table:style-name="Tabell1.A1" office:value-type="string"><text:p text:style-name="P3">83 1/3</text:p></table:table-cell><table:table-cell table:style-name="Tabell1.A1" office:value-type="string"><text:p text:style-name="P3">8333 1/3 Kr</text:p></table:table-cell><table:table-cell table:style-name="Tabell1.A1" office:value-type="string"><text:p text:style-name="P3">A</text:p></table:table-cell></table:table-row></table:table><text:p text:style-name="P11"/><text:p text:style-name="P12"/><text:p text:style-name="P4">Företaget AB</text:p><text:p text:style-name="P5"><text:span text:style-name="T7">998899-9989</text:span><text:line-break/><text:line-break/><text:span text:style-name="T8">Aktieägare 1</text:span></text:p><text:p text:style-name="P14"/><text:p text:style-name="P14"/><text:p text:style-name="P14"/><text:p text:style-name="P13"/><text:p text:style-name="P5">Styrelsens underskrifter</text:p><text:p text:style-name="P15"/><text:p text:style-name="P15"/><text:p text:style-name="P15"/><table:table table:name="Tabell2" table:style-name="Tabell2"><table:table-column table:style-name="Tabell2.A"/><table:table-column table:style-name="Tabell2.B"/><table:table-column table:style-name="Tabell2.C"/><table:table-column table:style-name="Tabell2.D"/><table:table-column table:style-name="Tabell2.E"/><table:table-column table:style-name="Tabell2.F"/><table:table-row table:style-name="Tabell2.1"><table:table-cell table:style-name="Tabell2.A1" table:number-columns-spanned="2" office:value-type="string"><text:p text:style-name="P17"/></table:table-cell><table:covered-table-cell/><table:table-cell table:style-name="Tabell2.C1" table:number-columns-spanned="2" office:value-type="string"><text:p text:style-name="P17"/></table:table-cell><table:covered-table-cell/><table:table-cell table:style-name="Tabell2.A1" table:number-columns-spanned="2" office:value-type="string"><text:p text:style-name="P17"/></table:table-cell><table:covered-table-cell/></table:table-row><table:table-row table:style-name="Tabell2.1"><table:table-cell table:style-name="Tabell2.C1" table:number-columns-spanned="3" office:value-type="string"><text:p text:style-name="P6">Styrelseledamot 1</text:p></table:table-cell><table:covered-table-cell/><table:covered-table-cell/><table:table-cell table:style-name="Tabell2.C1" table:number-columns-spanned="3" office:value-type="string"><text:p text:style-name="P6">Styrelseledamot 2</text:p></table:table-cell><table:covered-table-cell/><table:covered-table-cell/></table:table-row><table:table-row table:style-name="Tabell2.1"><table:table-cell table:style-name="Tabell2.C1" office:value-type="string"><text:p text:style-name="P17"/></table:table-cell><table:table-cell table:style-name="Tabell2.A1" table:number-columns-spanned="4" office:value-type="string"><text:p text:style-name="P17"/><text:p text:style-name="P16"/><text:p text:style-name="P16"/></table:table-cell><table:covered-table-cell/><table:covered-table-cell/><table:covered-table-cell/><table:table-cell table:style-name="Tabell2.C1" office:value-type="string"><text:p text:style-name="P17"/></table:table-cell></table:table-row><table:table-row table:style-name="Tabell2.1"><table:table-cell table:style-name="Tabell2.C1" office:value-type="string"><text:p text:style-name="P17"/></table:table-cell><table:table-cell table:style-name="Tabell2.C1" table:number-columns-spanned="4" office:value-type="string"><text:p text:style-name="P6">Styrelseledamot 3</text:p></table:table-cell><table:covered-table-cell/><table:covered-table-cell/><table:covered-table-cell/><table:table-cell table:style-name="Tabell2.C1" office:value-type="string"><text:p text:style-name="P17"/></table:table-cell></table:table-row></table:table><text:p text:style-name="P16"/><text:p text:style-name="P16"/><text:p text:style-name="P5">Utfärdat den 6/10 – 2006</text:p><text:p text:style-name="P8"/><text:p text:style-name="P8"/><text:p text:style-name="P7"/><text:p text:style-name="P10"><text:span text:style-name="T1">Det här aktiebrevet utges istället för aktiebrev nr 751-1000 som avsåg 250 aktier men som idag är makulerat</text:span><text:span text:style-name="T5">.</text:span></text:p><text:p text:style-name="P14"/><text:p text:style-name="P14"/></draw:text-box></draw:frame><draw:frame draw:style-name="fr3" draw:name="grafik1" text:anchor-type="char" svg:x="-0.953cm" svg:y="-0.953cm" svg:width="19.05cm" svg:height="27.305cm" draw:z-index="2"><draw:image xlink:href="Pictures/200001B30001FB910001828A2813D4F5.wmf" xlink:type="simple" xlink:show="embed" xlink:actuate="onLoad"/></draw:frame><draw:frame draw:style-name="fr2" draw:name="Ram2" text:anchor-type="char" svg:x="13.97cm" svg:y="2.223cm" svg:width="1.905cm" svg:height="1.27cm" draw:z-index="1"><draw:text-box><text:p text:style-name="P9">Nr: 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sv" fo:country="S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cm" fo:margin-bottom="1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edde</meta:initial-creator>
    <meta:creation-date>2005-08-22T16:00:00</meta:creation-date>
    <dc:creator>Fredde</dc:creator>
    <dc:date>2008-09-20T09:33:00</dc:date>
    <meta:print-date>2005-09-27T16:04:00</meta:print-date>
    <meta:editing-cycles>9</meta:editing-cycles>
    <meta:editing-duration>PT3H15M</meta:editing-duration>
    <meta:document-statistic meta:table-count="2" meta:image-count="1" meta:object-count="0" meta:page-count="1" meta:paragraph-count="18" meta:word-count="55" meta:character-count="330" meta:non-whitespace-character-count="291"/>
    <meta:generator>LibreOffice/3.5$Linux_X86_64 LibreOffice_project/350m1$Build-2</meta:generator>
    <meta:user-defined meta:name="Information 1"/>
    <meta:user-defined meta:name="Information 2"/>
    <meta:user-defined meta:name="Information 3"/>
    <meta:user-defined meta:name="Information 4"/>
  </office:meta>
</office:document-meta>
</file>